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53ba8" officeooo:paragraph-rsid="00053ba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59a9" officeooo:paragraph-rsid="000d59a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d59a9" officeooo:paragraph-rsid="0004892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c4868" officeooo:paragraph-rsid="002c486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d52a3" officeooo:paragraph-rsid="002d52a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e90b6" officeooo:paragraph-rsid="00303329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normal" officeooo:rsid="0001b504" officeooo:paragraph-rsid="0001b504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48923" officeooo:paragraph-rsid="0004892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03298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1def0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4c46e" officeooo:paragraph-rsid="0014c46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def06" officeooo:paragraph-rsid="001def0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c4868" officeooo:paragraph-rsid="002c486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1def06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fo:font-weight="bold" officeooo:rsid="002c4868" officeooo:paragraph-rsid="002c4868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fo:font-weight="bold" officeooo:rsid="002c4868" officeooo:paragraph-rsid="00303329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32988" officeooo:paragraph-rsid="0003298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c4868" officeooo:paragraph-rsid="002c486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bold" officeooo:rsid="00025431" officeooo:paragraph-rsid="00053ba8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32e8cd" officeooo:paragraph-rsid="0002543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34f904" officeooo:paragraph-rsid="0034f90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officeooo:rsid="00025431" officeooo:paragraph-rsid="00053ba8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90b6" style:font-weight-asian="bold" style:font-weight-complex="bold"/>
    </style:style>
    <style:style style:name="T3" style:family="text">
      <style:text-properties officeooo:rsid="002d52a3"/>
    </style:style>
    <style:style style:name="T4" style:family="text">
      <style:text-properties officeooo:rsid="002e90b6"/>
    </style:style>
    <style:style style:name="T5" style:family="text">
      <style:text-properties officeooo:rsid="00303329"/>
    </style:style>
    <style:style style:name="T6" style:family="text">
      <style:text-properties officeooo:rsid="0032e8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lden Benchmarks Suite</text:p>
      <text:p text:style-name="P20">Mst</text:p>
      <text:p text:style-name="P11">Benchmark</text:p>
      <text:p text:style-name="P1"/>
      <text:p text:style-name="P21">Minimum spanning tree computation</text:p>
      <text:p text:style-name="P22"/>
      <text:p text:style-name="P13">Data Structures</text:p>
      <text:p text:style-name="P19"/>
      <text:p text:style-name="P5"><text:span text:style-name="T6">hash</text:span>.h</text:p>
      <text:p text:style-name="P5"><text:span text:style-name="T6">hash</text:span>.cpp</text:p>
      <text:p text:style-name="P19"/>
      <text:p text:style-name="P4">1) <text:span text:style-name="T2">Binary tree </text:span><text:span text:style-name="T4">based implementation (recursive calls for left and right subtrees)</text:span></text:p>
      <text:p text:style-name="P4">2) std::sort<text:span text:style-name="T3">()</text:span> algorit<text:span text:style-name="T3">h</text:span>m based on <text:span text:style-name="T1">std::vector</text:span></text:p>
      <text:p text:style-name="P4">3) <text:span text:style-name="T2">C array</text:span><text:span text:style-name="T4"> based implementation (recursive calls on left and right array halves)</text:span></text:p>
      <text:p text:style-name="P19"/>
      <text:p text:style-name="P8">Computational method</text:p>
      <text:p text:style-name="P2"/>
      <text:p text:style-name="P6">The algorithm <text:span text:style-name="T5">is based on a sorting comparator network consisting of several layers. The network can be and is implemented in a divide and conquer way similar to that of a well-known merge sort. Sort() function is called on the left and right array halves recursively. The merging step of the merge sort algorithm is substituted with compare-and-swap step. The latter is possible due to input sequences required to be bitonic.</text:span></text:p>
      <text:p text:style-name="P2"><text:s text:c="2"/></text:p>
      <text:p text:style-name="P9">Implementation details</text:p>
      <text:p text:style-name="P17"/>
      <text:p text:style-name="P16"><text:span text:style-name="T5">Binary tree</text:span> <text:span text:style-name="T5">based </text:span>bitonic sort implementation</text:p>
      <text:p text:style-name="P18">olden_bitonic_sort.h</text:p>
      <text:p text:style-name="P18">olden_bitonic_sort.cpp</text:p>
      <text:p text:style-name="P13"/>
      <text:p text:style-name="P15">C array bitonic sort implementation</text:p>
      <text:p text:style-name="P18">bitonic_sort.h</text:p>
      <text:p text:style-name="P18">bitonic_sort.cpp</text:p>
      <text:p text:style-name="P3"/>
      <text:p text:style-name="P12">Feasibility results</text:p>
      <text:p text:style-name="P10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20:39.342885420</meta:creation-date>
    <dc:date>2019-11-21T19:38:29.143567091</dc:date>
    <meta:editing-duration>P4DT2H35M47S</meta:editing-duration>
    <meta:editing-cycles>20</meta:editing-cycles>
    <meta:generator>LibreOffice/6.1.4.2$Linux_X86_64 LibreOffice_project/10$Build-2</meta:generator>
    <meta:document-statistic meta:table-count="0" meta:image-count="0" meta:object-count="0" meta:page-count="1" meta:paragraph-count="21" meta:word-count="136" meta:character-count="943" meta:non-whitespace-character-count="825"/>
  </office:meta>
</office:document-meta>
</file>